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in" fo:margin-bottom="0in" loext:contextual-spacing="false" fo:line-height="100%"/>
      <style:text-properties officeooo:rsid="00088d57" officeooo:paragraph-rsid="00088d57"/>
    </style:style>
    <style:style style:name="P2" style:family="paragraph" style:parent-style-name="Text_20_body">
      <style:paragraph-properties fo:margin-top="0in" fo:margin-bottom="0in" loext:contextual-spacing="false" fo:line-height="100%"/>
      <style:text-properties officeooo:rsid="000b61d4" officeooo:paragraph-rsid="000b61d4"/>
    </style:style>
    <style:style style:name="P3" style:family="paragraph" style:parent-style-name="Text_20_body">
      <style:paragraph-properties fo:margin-top="0in" fo:margin-bottom="0in" loext:contextual-spacing="false" fo:line-height="100%"/>
      <style:text-properties officeooo:rsid="00072f29" officeooo:paragraph-rsid="00072f29"/>
    </style:style>
    <style:style style:name="P4" style:family="paragraph" style:parent-style-name="Text_20_body">
      <style:paragraph-properties fo:margin-top="0in" fo:margin-bottom="0in" loext:contextual-spacing="false" fo:line-height="100%"/>
    </style:style>
    <style:style style:name="P5" style:family="paragraph" style:parent-style-name="Text_20_body">
      <style:paragraph-properties fo:margin-top="0in" fo:margin-bottom="0in" loext:contextual-spacing="false" fo:line-height="100%"/>
      <style:text-properties officeooo:paragraph-rsid="0006b388"/>
    </style:style>
    <style:style style:name="P6" style:family="paragraph" style:parent-style-name="Standard">
      <style:paragraph-properties fo:line-height="100%" fo:text-align="start" style:justify-single-word="false"/>
      <style:text-properties officeooo:rsid="00058fb0" officeooo:paragraph-rsid="0006b388"/>
    </style:style>
    <style:style style:name="P7" style:family="paragraph" style:parent-style-name="Standard">
      <style:paragraph-properties fo:line-height="100%" fo:text-align="start" style:justify-single-word="false"/>
      <style:text-properties officeooo:rsid="00058fb0" officeooo:paragraph-rsid="00058fb0"/>
    </style:style>
    <style:style style:name="P8" style:family="paragraph" style:parent-style-name="Standard">
      <style:paragraph-properties fo:line-height="100%"/>
      <style:text-properties officeooo:rsid="00058fb0" officeooo:paragraph-rsid="00058fb0"/>
    </style:style>
    <style:style style:name="P9" style:family="paragraph" style:parent-style-name="Standard">
      <style:paragraph-properties fo:line-height="100%"/>
      <style:text-properties officeooo:rsid="00072f29" officeooo:paragraph-rsid="00072f29"/>
    </style:style>
    <style:style style:name="P10" style:family="paragraph" style:parent-style-name="Standard">
      <style:paragraph-properties fo:line-height="100%"/>
      <style:text-properties officeooo:rsid="000c8e67" officeooo:paragraph-rsid="000c8e67"/>
    </style:style>
    <style:style style:name="T1" style:family="text">
      <style:text-properties officeooo:rsid="0006b388"/>
    </style:style>
    <style:style style:name="T2" style:family="text">
      <style:text-properties style:text-position="super 58%" fo:font-weight="normal" officeooo:rsid="0006b388" style:font-weight-asian="normal" style:font-weight-complex="normal"/>
    </style:style>
    <style:style style:name="T3" style:family="text">
      <style:text-properties fo:font-weight="normal" officeooo:rsid="0006b388" style:font-weight-asian="normal" style:font-weight-complex="normal"/>
    </style:style>
    <style:style style:name="T4" style:family="text">
      <style:text-properties officeooo:rsid="00072f29"/>
    </style:style>
    <style:style style:name="T5" style:family="text">
      <style:text-properties officeooo:rsid="00088d57"/>
    </style:style>
    <style:style style:name="T6" style:family="text">
      <style:text-properties officeooo:rsid="00097a8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Behemoth Games LLC</text:span><text:line-break/>1940 Clover Drive<text:line-break/>Colorado Springs, CO, 80903<text:line-break/>719-320-9360</text:p>
      <text:p text:style-name="P7"/>
      <text:p text:style-name="P5"><text:span text:style-name="Strong_20_Emphasis"><text:span text:style-name="T3">15</text:span></text:span><text:span text:style-name="Strong_20_Emphasis"><text:span text:style-name="T2">th</text:span></text:span><text:span text:style-name="Strong_20_Emphasis"><text:span text:style-name="T3"> February, 2018</text:span></text:span></text:p>
      <text:p text:style-name="P5"><text:span text:style-name="Strong_20_Emphasis"><text:span text:style-name="T3"/></text:span></text:p>
      <text:p text:style-name="P4">Dear <text:span text:style-name="T1">Valued Customer</text:span>:</text:p>
      <text:p text:style-name="P4"/>
      <text:p text:style-name="P3">Over the course of the last year we have received more support from our customers than we ever thought possible. What began as nothing more than a small group of friends working on a video game together for fun has expanded to a large team working diligently to finish <text:span text:style-name="T5">PolyPong as soon as possible</text:span> <text:span text:style-name="T5">so everyone can enjoy the game as much as we all do</text:span>. All of this was possible only because of the support from customers like you.</text:p>
      <text:p text:style-name="P3"/>
      <text:p text:style-name="P3">Throughout the development of this game <text:span text:style-name="T5">we have made it our goal to deliver a game that everyone will enjoy. From the very beginning, we have made great efforts to hear and accommodate our numerous supporters. Delivering a game that we can stand behind, one we can all be proud of is our top priority because anything less, and it is you, the customer, that suffers.</text:span></text:p>
      <text:p text:style-name="P3"/>
      <text:p text:style-name="P1">We feel that the current state of <text:span text:style-name="T6">PolyPong is not yet what we feel it can be. As such we regret to inform you that we will be delaying the release of PolyPong for the sake of our customers. We are all working very hard to produce a game that our customers will be happy with and that is why we feel this is the right decision for everyone. With more time to work on our game, you will all receive a better end product.</text:span></text:p>
      <text:p text:style-name="P1"/>
      <text:p text:style-name="P2">As we said earlier, customer satisfaction is our prime concern and communication is a crucial part of that goal. We will remain as transparent about about our development progress as we can. You can expect more letters from us in the future as we continue to work on PolyPong. We also welcome any feedback you might have regarding the delay.</text:p>
      <text:p text:style-name="P1"/>
      <text:p text:style-name="P8">Thank you <text:span text:style-name="T4">for your patience</text:span>,</text:p>
      <text:p text:style-name="P8"/>
      <text:p text:style-name="P10">The Behemoth Games Team</text:p>
      <text:p text:style-name="P8">605-394-3948</text:p>
      <text:p text:style-name="P9">support@behemothgames.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3T18:16:03.150000000</meta:creation-date>
    <dc:date>2018-01-23T19:26:30.970000000</dc:date>
    <meta:editing-duration>PT7M55S</meta:editing-duration>
    <meta:editing-cycles>2</meta:editing-cycles>
    <meta:generator>LibreOffice/5.4.3.2$Windows_X86_64 LibreOffice_project/92a7159f7e4af62137622921e809f8546db437e5</meta:generator>
    <meta:document-statistic meta:table-count="0" meta:image-count="0" meta:object-count="0" meta:page-count="1" meta:paragraph-count="11" meta:word-count="319" meta:character-count="1758" meta:non-whitespace-character-count="1450"/>
  </office:meta>
</office:document-meta>
</file>